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964cm" svg:y="3.8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564cm" svg:y="3.8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64cm" svg:y="3.8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764cm" svg:y="3.8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64cm" svg:y="3.8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64cm" svg:y="3.8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3.384cm" svg:y="3.013cm">
          <draw:text-box>
            <text:p>1</text:p>
          </draw:text-box>
        </draw:frame>
        <draw:frame draw:style-name="gr3" draw:layer="layout" svg:width="0.853cm" svg:height="1.23cm" svg:x="4.984cm" svg:y="3.013cm">
          <draw:text-box>
            <text:p>2</text:p>
          </draw:text-box>
        </draw:frame>
        <draw:frame draw:style-name="gr3" draw:layer="layout" svg:width="0.853cm" svg:height="1.23cm" svg:x="6.584cm" svg:y="3.013cm">
          <draw:text-box>
            <text:p>3</text:p>
          </draw:text-box>
        </draw:frame>
        <draw:frame draw:style-name="gr3" draw:layer="layout" svg:width="0.853cm" svg:height="1.23cm" svg:x="8.184cm" svg:y="3.013cm">
          <draw:text-box>
            <text:p>4</text:p>
          </draw:text-box>
        </draw:frame>
        <draw:frame draw:style-name="gr3" draw:layer="layout" svg:width="0.853cm" svg:height="1.23cm" svg:x="9.784cm" svg:y="3.013cm">
          <draw:text-box>
            <text:p>5</text:p>
          </draw:text-box>
        </draw:frame>
        <draw:frame draw:style-name="gr3" draw:layer="layout" svg:width="0.853cm" svg:height="1.23cm" svg:x="11.384cm" svg:y="3.013cm">
          <draw:text-box>
            <text:p>6</text:p>
          </draw:text-box>
        </draw:frame>
        <draw:custom-shape draw:style-name="gr2" draw:text-style-name="P2" draw:layer="layout" svg:width="1.614cm" svg:height="1.19cm" svg:x="12.564cm" svg:y="3.8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64cm" svg:y="3.8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64cm" svg:y="3.8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83cm" svg:y="3.014cm">
          <draw:text-box>
            <text:p>7</text:p>
          </draw:text-box>
        </draw:frame>
        <draw:frame draw:style-name="gr3" draw:layer="layout" svg:width="0.853cm" svg:height="1.23cm" svg:x="14.584cm" svg:y="3.014cm">
          <draw:text-box>
            <text:p>8</text:p>
          </draw:text-box>
        </draw:frame>
        <draw:frame draw:style-name="gr3" draw:layer="layout" svg:width="0.853cm" svg:height="1.23cm" svg:x="16.184cm" svg:y="3.014cm">
          <draw:text-box>
            <text:p>9</text:p>
          </draw:text-box>
        </draw:frame>
        <draw:frame draw:style-name="gr4" draw:text-style-name="P3" draw:layer="layout" svg:width="8.236cm" svg:height="1.28cm" svg:x="5.889cm" svg:y="1.146cm">
          <draw:text-box>
            <text:p><text:span text:style-name="T2">N = 9, M = 5, K = 2</text:span></text:p>
          </draw:text-box>
        </draw:frame>
        <draw:custom-shape draw:style-name="gr5" draw:text-style-name="P1" draw:layer="layout" svg:width="8cm" svg:height="1.19cm" svg:x="2.964cm" svg:y="3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56cm" svg:y="6.60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756cm" svg:y="6.6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56cm" svg:y="6.6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56cm" svg:y="6.6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6.576cm" svg:y="5.729cm">
          <draw:text-box>
            <text:p>1</text:p>
          </draw:text-box>
        </draw:frame>
        <draw:frame draw:style-name="gr3" draw:layer="layout" svg:width="0.853cm" svg:height="1.23cm" svg:x="8.176cm" svg:y="5.729cm">
          <draw:text-box>
            <text:p>2</text:p>
          </draw:text-box>
        </draw:frame>
        <draw:frame draw:style-name="gr3" draw:layer="layout" svg:width="0.853cm" svg:height="1.23cm" svg:x="9.776cm" svg:y="5.729cm">
          <draw:text-box>
            <text:p>3</text:p>
          </draw:text-box>
        </draw:frame>
        <draw:frame draw:style-name="gr3" draw:layer="layout" svg:width="0.853cm" svg:height="1.23cm" svg:x="11.376cm" svg:y="5.729cm">
          <draw:text-box>
            <text:p>4</text:p>
          </draw:text-box>
        </draw:frame>
        <draw:custom-shape draw:style-name="gr2" draw:text-style-name="P2" draw:layer="layout" svg:width="1.614cm" svg:height="1.19cm" svg:x="12.556cm" svg:y="6.60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56cm" svg:y="6.609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56cm" svg:y="6.609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75cm" svg:y="5.73cm">
          <draw:text-box>
            <text:p>5</text:p>
          </draw:text-box>
        </draw:frame>
        <draw:frame draw:style-name="gr3" draw:layer="layout" svg:width="0.853cm" svg:height="1.23cm" svg:x="14.576cm" svg:y="5.73cm">
          <draw:text-box>
            <text:p>6</text:p>
          </draw:text-box>
        </draw:frame>
        <draw:frame draw:style-name="gr3" draw:layer="layout" svg:width="0.853cm" svg:height="1.23cm" svg:x="16.176cm" svg:y="5.73cm">
          <draw:text-box>
            <text:p>7</text:p>
          </draw:text-box>
        </draw:frame>
        <draw:frame draw:style-name="gr4" draw:text-style-name="P4" draw:layer="layout" svg:width="1.256cm" svg:height="1.517cm" svg:x="4.265cm" svg:y="6.482cm">
          <draw:text-box>
            <text:p text:style-name="P4"><text:span text:style-name="T3">A</text:span></text:p>
          </draw:text-box>
        </draw:frame>
        <draw:custom-shape draw:style-name="gr5" draw:text-style-name="P1" draw:layer="layout" svg:width="4.792cm" svg:height="1.19cm" svg:x="6.164cm" svg:y="6.59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7-05T15:58:46.410243537</dc:date>
    <dc:creator>elucterio </dc:creator>
    <meta:editing-duration>PT42M2S</meta:editing-duration>
    <meta:editing-cycles>11</meta:editing-cycles>
    <meta:generator>LibreOffice/4.2.8.2$Linux_X86_64 LibreOffice_project/420m0$Build-2</meta:generator>
    <meta:document-statistic meta:object-count="36"/>
  </office:meta>
</office:document-meta>
</file>